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Grande" svg:font-family="LucidaGrande"/>
    <style:font-face style:name="Cambria" svg:font-family="Cambria" style:font-family-generic="roman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auto-grow-height="false" draw:fit-to-size="shrink-to-fit" fo:min-height="11.929cm"/>
    </style:style>
    <style:style style:name="gr3" style:family="graphic" style:parent-style-name="standard">
      <style:graphic-properties draw:fill-color="#83caff" draw:textarea-horizontal-align="justify" draw:textarea-vertical-align="middle" draw:auto-grow-height="false" fo:min-height="1.356cm" fo:min-width="5.678cm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 fo:min-height="1.356cm" fo:min-width="6.44cm"/>
    </style:style>
    <style:style style:name="gr5" style:family="graphic" style:parent-style-name="standard">
      <style:graphic-properties draw:fill-color="#83caff" draw:textarea-horizontal-align="justify" draw:textarea-vertical-align="middle" draw:auto-grow-height="false" fo:min-height="1.356cm" fo:min-width="2.63cm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1.356cm" fo:min-width="3.13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9" style:family="graphic" style:parent-style-name="standard">
      <style:graphic-properties draw:fill-color="#83caff" draw:textarea-horizontal-align="justify" draw:textarea-vertical-align="middle" draw:auto-grow-height="false" fo:min-height="1.356cm" fo:min-width="6.694cm"/>
    </style:style>
    <style:style style:name="gr10" style:family="graphic" style:parent-style-name="standard">
      <style:graphic-properties draw:fill-color="#83caff" draw:textarea-horizontal-align="justify" draw:textarea-vertical-align="middle" draw:auto-grow-height="false" fo:min-height="1.356cm" fo:min-width="4.15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fit-to-size="false"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="none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fo:font-size="24pt"/>
    </style:style>
    <style:style style:name="P5" style:family="paragraph">
      <loext:graphic-properties draw:fill-color="#83caff"/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cm" fo:margin-bottom="0.203cm"/>
    </style:style>
    <style:style style:name="P11" style:family="paragraph">
      <style:paragraph-properties fo:margin-top="0cm" fo:margin-bottom="0.203cm"/>
      <style:text-properties style:font-name="Courier 10 Pitch" fo:font-size="18pt" style:font-size-asian="18pt" style:font-size-complex="18pt"/>
    </style:style>
    <style:style style:name="P12" style:family="paragraph">
      <style:text-properties fo:font-size="22pt" style:font-size-asian="22pt" style:font-size-complex="2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Courier 10 Pitch" fo:font-size="24pt" style:font-size-asian="24pt" style:font-size-complex="24pt"/>
    </style:style>
    <style:style style:name="T5" style:family="text">
      <style:text-properties style:font-name="Courier 10 Pitch" fo:font-size="18pt" style:font-size-asian="18pt" style:font-size-complex="18pt"/>
    </style:style>
    <style:style style:name="T6" style:family="text">
      <style:text-properties style:use-window-font-color="true" style:font-name="Courier 10 Pitch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84d1" style:font-name="Courier 10 Pitch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0084d1" style:font-name="Courier 10 Pitch" fo:font-size="24pt" fo:font-weight="bold" style:font-size-asian="24pt" style:font-weight-asian="bold" style:font-size-complex="24pt" style:font-weight-complex="bold"/>
    </style:style>
    <style:style style:name="T9" style:family="text">
      <style:text-properties style:use-window-font-color="true" style:font-name="Courier 10 Pitch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0084d1" style:font-name="Courier 10 Pitch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dutil and Data Delivery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frame draw:style-name="gr2" draw:text-style-name="P3" draw:layer="layout" svg:width="25.199cm" svg:height="12.179cm" svg:x="1.768cm" svg:y="6.825cm">
          <draw:text-box>
            <text:list text:style-name="L2">
              <text:list-item>
                <text:p text:style-name="P2"><text:span text:style-name="T1">Overview of the produtil package</text:span></text:p>
              </text:list-item>
              <text:list-item>
                <text:p text:style-name="P2"><text:span text:style-name="T1">Basics of intercycle, intracycle, and ultimate delivery of dat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ct-Oriented Exception Handling<text:line-break/><text:span text:style-name="T2">Exception Classe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xceptions are objects.</text:p>
              </text:list-item>
              <text:list-item>
                <text:p>Python has pre-defined classes of exceptions.</text:p>
                <text:list>
                  <text:list-item>
                    <text:p>Never raise BaseException; raise subclasses of Exception if possible.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6.35cm" svg:height="1.778cm" svg:x="11.176cm" svg:y="10.59cm">
          <text:p text:style-name="P4"><text:span text:style-name="T3">BaseEx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35cm" svg:height="1.778cm" svg:x="4.572cm" svg:y="13.13cm">
          <text:p text:style-name="P4"><text:span text:style-name="T3">Ex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7.112cm" svg:height="1.778cm" svg:x="0.254cm" svg:y="16.178cm">
          <text:p text:style-name="P4"><text:span text:style-name="T3">Environment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02cm" svg:height="1.778cm" svg:x="0.254cm" svg:y="18.972cm">
          <text:p text:style-name="P4"><text:span text:style-name="T3">OS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02cm" svg:height="1.778cm" svg:x="4.026cm" svg:y="18.972cm">
          <text:p text:style-name="P4"><text:span text:style-name="T3">IO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3.81cm" svg:height="1.778cm" svg:x="8.028cm" svg:y="16.178cm">
          <text:p text:style-name="P4"><text:span text:style-name="T3">Key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3.81cm" svg:height="1.778cm" svg:x="12.446cm" svg:y="16.178cm">
          <text:p text:style-name="P4"><text:span text:style-name="T3">Type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14.478cm" svg:y1="12.368cm" svg:x2="7.62cm" svg:y2="13.13cm">
          <text:p/>
        </draw:line>
        <draw:line draw:style-name="gr7" draw:text-style-name="P6" draw:layer="layout" svg:x1="7.62cm" svg:y1="14.908cm" svg:x2="3.556cm" svg:y2="16.178cm">
          <text:p/>
        </draw:line>
        <draw:line draw:style-name="gr7" draw:text-style-name="P6" draw:layer="layout" svg:x1="7.62cm" svg:y1="14.908cm" svg:x2="10.16cm" svg:y2="16.178cm">
          <text:p/>
        </draw:line>
        <draw:line draw:style-name="gr7" draw:text-style-name="P6" draw:layer="layout" svg:x1="7.62cm" svg:y1="14.908cm" svg:x2="14.478cm" svg:y2="16.178cm">
          <text:p/>
        </draw:line>
        <draw:line draw:style-name="gr7" draw:text-style-name="P6" draw:layer="layout" svg:x1="3.556cm" svg:y1="17.956cm" svg:x2="1.778cm" svg:y2="18.972cm">
          <text:p/>
        </draw:line>
        <draw:line draw:style-name="gr7" draw:text-style-name="P6" draw:layer="layout" svg:x1="3.556cm" svg:y1="17.956cm" svg:x2="5.842cm" svg:y2="18.972cm">
          <text:p/>
        </draw:line>
        <draw:frame draw:style-name="gr8" draw:text-style-name="P8" draw:layer="layout" svg:width="11.684cm" svg:height="2.157cm" svg:x="14.732cm" svg:y="18.793cm">
          <draw:text-box>
            <text:p text:style-name="P7"><text:span text:style-name="T3">NOTE: There are many others not listed here.</text:span></text:p>
          </draw:text-box>
        </draw:frame>
        <draw:custom-shape draw:style-name="gr9" draw:text-style-name="P5" draw:layer="layout" svg:width="7.366cm" svg:height="1.778cm" svg:x="12.193cm" svg:y="13.131cm">
          <text:p text:style-name="P4"><text:span text:style-name="T3">KeyboardInterru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4.826cm" svg:height="1.778cm" svg:x="20.907cm" svg:y="13.131cm">
          <text:p text:style-name="P4"><text:span text:style-name="T3">SystemEx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14.479cm" svg:y1="12.369cm" svg:x2="15.749cm" svg:y2="13.131cm">
          <text:p/>
        </draw:line>
        <draw:line draw:style-name="gr7" draw:text-style-name="P6" draw:layer="layout" svg:x1="14.479cm" svg:y1="12.369cm" svg:x2="23.623cm" svg:y2="13.131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ct-Oriented Exception Handling<text:line-break/><text:span text:style-name="T2">Custom Exception Classe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et's define some:</text:p>
                <text:list>
                  <text:list-header>
                    <text:p><text:span text:style-name="T4">class PostException(Exception): pass</text:span></text:p>
                    <text:p><text:span text:style-name="T4">class PostMissingInfile(PostException): pass</text:span></text:p>
                    <text:p><text:span text:style-name="T4">class PostNoExecutable(PostException): pass</text:span></text:p>
                  </text:list-header>
                </text:list>
              </text:list-item>
              <text:list-item>
                <text:p>PostException - base class of post exceptions</text:p>
              </text:list-item>
              <text:list-item>
                <text:p>PostMissingInfile - means INFILE is missing</text:p>
                <text:list>
                  <text:list-item>
                    <text:p>The file from WRF, NEMS, GFS, etc. being posted.</text:p>
                  </text:list-item>
                </text:list>
              </text:list-item>
              <text:list-item>
                <text:p>PostNoExecutable - post executable is miss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ct-Oriented Exception Handling<text:line-break/><text:span text:style-name="T2">Custom Exception Classes</text:span></text:p>
          </draw:text-box>
        </draw:frame>
        <draw:frame presentation:style-name="pr6" draw:text-style-name="P11" draw:layer="layout" svg:width="26.286cm" svg:height="15.244cm" svg:x="1.4cm" svg:y="4.314cm" presentation:class="outline" presentation:user-transformed="true">
          <draw:text-box>
            <text:list text:style-name="L3">
              <text:list-header>
                <text:p text:style-name="P10"><text:span text:style-name="T5">class UnifiedPost(object):</text:span></text:p>
                <text:p text:style-name="P10"><text:span text:style-name="T5"><text:s text:c="3"/></text:span><text:span text:style-name="T5">...</text:span></text:p>
                <text:p text:style-name="P10"><text:span text:style-name="T6"><text:s text:c="3"/></text:span><text:span text:style-name="T6">def run_post(self):</text:span></text:p>
                <text:p text:style-name="P10"><text:span text:style-name="T7"><text:s text:c="6"/></text:span><text:span text:style-name="T7">if not isnonempty(self.infile):</text:span></text:p>
                <text:p text:style-name="P10"><text:span text:style-name="T7"><text:s text:c="8"/></text:span><text:span text:style-name="T7">raise PostMissingInfile(“%s: empty or nonexistent”</text:span></text:p>
                <text:p text:style-name="P10"><text:span text:style-name="T7"><text:s text:c="11"/></text:span><text:span text:style-name="T7">%(self.infile,))</text:span></text:p>
                <text:p text:style-name="P10"><text:span text:style-name="T7"><text:s text:c="6"/></text:span><text:span text:style-name="T7">if not isnonempty(self.postexec):</text:span></text:p>
                <text:p text:style-name="P10"><text:span text:style-name="T7"><text:s text:c="8"/></text:span><text:span text:style-name="T7">raise PostNoExecutable(“%s: empty or nonexistent”</text:span></text:p>
                <text:p text:style-name="P10"><text:span text:style-name="T7"><text:s text:c="11"/></text:span><text:span text:style-name="T7">%(self.infile,))</text:span></text:p>
                <text:p text:style-name="P10"><text:span text:style-name="T5"><text:s text:c="6"/></text:span><text:span text:style-name="T5">self.link_fix()</text:span></text:p>
                <text:p text:style-name="P10"><text:span text:style-name="T6"><text:s text:c="6"/></text:span><text:span text:style-name="T6">self.make_itag()</text:span></text:p>
                <text:p text:style-name="P10"><text:span text:style-name="T5"><text:s text:c="6"/></text:span><text:span text:style-name="T5">make_symlink(self.infile,”INFILE”,</text:span></text:p>
                <text:p text:style-name="P10"><text:span text:style-name="T5"><text:s text:c="19"/></text:span><text:span text:style-name="T5">logger=self.log(),force=True)</text:span></text:p>
                <text:p text:style-name="P10"><text:span text:style-name="T5"><text:s text:c="6"/></text:span><text:span text:style-name="T5">cmd=mpirun(mpi(self.postexec)&lt;”itag”)</text:span></text:p>
                <text:p text:style-name="P10"><text:span text:style-name="T5"><text:s text:c="6"/></text:span><text:span text:style-name="T5">checkrun(cmd,all_ranks=true,logger=self.log())</text:span></text:p>
                <text:p text:style-name="P10"><text:span text:style-name="T5"><text:s text:c="3"/></text:span><text:span text:style-name="T5">..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-Oriented Scripting<text:line-break/><text:span text:style-name="T2">Missing Pieces</text:span></text:p>
          </draw:text-box>
        </draw:frame>
        <draw:frame presentation:style-name="pr5" draw:layer="layout" svg:width="25.778cm" svg:height="14.644cm" svg:x="1.4cm" svg:y="4.914cm" presentation:class="outline" presentation:user-transformed="true">
          <draw:text-box>
            <text:list text:style-name="L3">
              <text:list-item>
                <text:p>Database problems:</text:p>
                <text:list>
                  <text:list-item>
                    <text:p>Input file is hard-coded.</text:p>
                  </text:list-item>
                  <text:list-item>
                    <text:p>We do not check to see if the input is ready.</text:p>
                  </text:list-item>
                  <text:list-item>
                    <text:p>We don't deliver the output file.</text:p>
                  </text:list-item>
                </text:list>
              </text:list-item>
              <text:list-item>
                <text:p>Configuration file problems:</text:p>
                <text:list>
                  <text:list-item>
                    <text:p>We don't know what fields to produce.</text:p>
                  </text:list-item>
                  <text:list-item>
                    <text:p>We don't know the correct paths to anything</text:p>
                  </text:list-item>
                </text:list>
              </text:list-item>
              <text:list-item>
                <text:p>Rocoto/ecFlow:</text:p>
                <text:list>
                  <text:list-item>
                    <text:p>How do we add this new job to the workflow?</text:p>
                  </text:list-item>
                </text:list>
              </text:list-item>
              <text:list-item>
                <text:p>Later presentations will cover these aspec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-Oriented Scripting<text:line-break/><text:span text:style-name="T2">Smarter ex-script</text:span></text:p>
          </draw:text-box>
        </draw:frame>
        <draw:frame presentation:style-name="pr6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scripts/exhwrf_run_post.py:</text:p>
                <text:list>
                  <text:list-header>
                    <text:p text:style-name="P10"><text:span text:style-name="T4">import hwrf_expt, sys</text:span></text:p>
                    <text:p text:style-name="P10"><text:span text:style-name="T4">hwrf_expt.init_module()</text:span></text:p>
                    <text:p text:style-name="P10"><text:span text:style-name="T4">log=hwrf_expt.conf.log(“runpost”)</text:span></text:p>
                    <text:p text:style-name="P10"><text:span text:style-name="T8">try:</text:span></text:p>
                    <text:p text:style-name="P10"><text:span text:style-name="T4"><text:s text:c="3"/></text:span><text:span text:style-name="T4">hwrf_expt.post.run_post()</text:span></text:p>
                    <text:p text:style-name="P10"><text:span text:style-name="T8">except PostException as pe:</text:span></text:p>
                    <text:p text:style-name="P10"><text:span text:style-name="T8"><text:s text:c="3"/></text:span><text:span text:style-name="T8">log.error(“Post failed: “+str(pe))</text:span></text:p>
                    <text:p text:style-name="P10"><text:span text:style-name="T8"><text:s text:c="3"/></text:span><text:span text:style-name="T8">sys.exit(1)</text:span></text:p>
                    <text:p text:style-name="P10"><text:span text:style-name="T8">except EnvironmentError as ee:</text:span></text:p>
                    <text:p text:style-name="P10"><text:span text:style-name="T8"><text:s text:c="3"/></text:span><text:span text:style-name="T8">log.error(“IO or OS error: “+str(ee))</text:span></text:p>
                    <text:p text:style-name="P10"><text:span text:style-name="T8"><text:s text:c="3"/></text:span><text:span text:style-name="T8">sys.exit(2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-Oriented Scripting<text:line-break/><text:span text:style-name="T2">“Dumb” way to wait for input.</text:span></text:p>
          </draw:text-box>
        </draw:frame>
        <draw:frame presentation:style-name="pr6" draw:text-style-name="P12" draw:layer="layout" svg:width="25.199cm" svg:height="16.714cm" svg:x="1.4cm" svg:y="3.614cm" presentation:class="outline" presentation:user-transformed="true">
          <draw:text-box>
            <text:list text:style-name="L3">
              <text:list-header>
                <text:p><text:span text:style-name="T9"><text:s text:c="2"/></text:span><text:span text:style-name="T9">...</text:span></text:p>
                <text:list>
                  <text:list-header>
                    <text:p text:style-name="P10"><text:span text:style-name="T9">try:</text:span></text:p>
                    <text:p text:style-name="P10"><text:span text:style-name="T10"><text:s text:c="3"/></text:span><text:span text:style-name="T10">while True:</text:span></text:p>
                    <text:p text:style-name="P10"><text:span text:style-name="T10"><text:s text:c="6"/></text:span><text:span text:style-name="T10">try:</text:span></text:p>
                    <text:p text:style-name="P10"><text:span text:style-name="T10"><text:s text:c="9"/></text:span><text:span text:style-name="T10">hwrf_expt.post.run_post()</text:span></text:p>
                    <text:p text:style-name="P10"><text:span text:style-name="T10"><text:s text:c="9"/></text:span><text:span text:style-name="T10">break # exit “while True” loop</text:span></text:p>
                    <text:p text:style-name="P10"><text:span text:style-name="T10"><text:s text:c="6"/></text:span><text:span text:style-name="T10">except PostMissingInfile as pmi: </text:span></text:p>
                    <text:p text:style-name="P10"><text:span text:style-name="T10"><text:s text:c="9"/></text:span><text:span text:style-name="T10">sleep(20)</text:span></text:p>
                    <text:p text:style-name="P10"><text:span text:style-name="T9">except PostException as pe:</text:span></text:p>
                    <text:p text:style-name="P10"><text:span text:style-name="T9"><text:s text:c="3"/></text:span><text:span text:style-name="T9">log.error(“Post failed: “+str(pe))</text:span></text:p>
                    <text:p text:style-name="P10"><text:span text:style-name="T9"><text:s text:c="3"/></text:span><text:span text:style-name="T9">sys.exit(1)</text:span></text:p>
                    <text:p text:style-name="P10"><text:span text:style-name="T9">except EnvironmentError as ee:</text:span></text:p>
                    <text:p text:style-name="P10"><text:span text:style-name="T9"><text:s text:c="3"/></text:span><text:span text:style-name="T9">log.error(“IO or OS error: “+str(ee))</text:span></text:p>
                    <text:p text:style-name="P10"><text:span text:style-name="T9"><text:s text:c="3"/></text:span><text:span text:style-name="T9">sys.exit(2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-Oriented Execution<text:line-break/><text:span text:style-name="T2">Serial Programs</text:span></text:p>
          </draw:text-box>
        </draw:frame>
        <draw:frame presentation:style-name="pr5" draw:layer="layout" svg:width="27.178cm" svg:height="14.898cm" svg:x="0.508cm" svg:y="4.914cm" presentation:class="outline" presentation:user-transformed="true">
          <draw:text-box>
            <text:list text:style-name="L3">
              <text:list-item>
                <text:p>exe('echo') <text:s text:c="2"/>= <text:s text:c="3"/>which echo</text:p>
                <text:list>
                  <text:list-item>
                    <text:p>find program “echo” and return a produtil.prog.Runner that knows how to run the program</text:p>
                  </text:list-item>
                </text:list>
              </text:list-item>
              <text:list-item>
                <text:p>run(exe('echo')) <text:s text:c="2"/>= <text:s text:c="2"/>echo</text:p>
              </text:list-item>
              <text:list-item>
                <text:p>run(exe('echo')['hello','world']) <text:s text:c="2"/>= <text:s text:c="2"/>echo hello world</text:p>
              </text:list-item>
              <text:list-item>
                <text:p>checkrun(exe('echo')['hello','world') <text:s text:c="2"/>= <text:s text:c="2"/>set -e ; echo hello world</text:p>
              </text:list-item>
              <text:list-item>
                <text:p>runstr(exe('echo')) <text:s text:c="2"/>= <text:s text:c="2"/>s=`echo`</text:p>
              </text:list-item>
              <text:list-item>
                <text:p>bigexe vs. exe vs. batchexe:</text:p>
                <text:list>
                  <text:list-item>
                    <text:p>Use exe()</text:p>
                  </text:list-item>
                  <text:list-item>
                    <text:p>Others are for Cray support: bigexe and exe use aprun, batchexe does no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-Oriented Execution<text:line-break/><text:span text:style-name="T2">MPI Rank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pi('wrf.exe') <text:s text:c="2"/>= <text:s text:c="2"/>which wrf.exe</text:p>
              </text:list-item>
              <text:list-item>
                <text:p>mpi('wrf.exe')*200</text:p>
                <text:list>
                  <text:list-item>
                    <text:p>I want to run 200 ranks of wrf.exe</text:p>
                  </text:list-item>
                </text:list>
              </text:list-item>
              <text:list-item>
                <text:p>mpi('cpl.exe')*9+mpi('ocn.exe')*90+ mpi('wave.exe')*120+mpi('wrf.exe')*600</text:p>
                <text:list>
                  <text:list-item>
                    <text:p>9 cpl.exe ranks, 90 ocn.exe ranks, 120 wave.exe ranks, 600 wrf.exe ranks.</text:p>
                  </text:list-item>
                </text:list>
              </text:list-item>
              <text:list-item>
                <text:p>NONE OF THESE RUN A PROGRA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-Oriented Execution<text:line-break/><text:span text:style-name="T2">Running an MPI Program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pirun(mpi('cpl.exe')*9+mpi('ocn.exe')*90+mpi('wave.exe')*120+mpi('wrf.exe')*600)</text:p>
                <text:list>
                  <text:list-item>
                    <text:p>Returns:</text:p>
                  </text:list-item>
                  <text:list-item>
                    <text:p>exe('mpirun')['-np','9','cpl.exe',':','-np','90','wave.exe',':','-np','600','wrf.exe']</text:p>
                  </text:list-item>
                </text:list>
              </text:list-item>
              <text:list-item>
                <text:p>produtil.mpi_impl converts from mpirun(...) to exe(...)</text:p>
              </text:list-item>
              <text:list-item>
                <text:p>checkrun(mpirun(mpi('cpl.exe')*9+mpi('ocn.exe')*90+mpi('wave.exe')*120+mpi('wrf.exe')*600))</text:p>
                <text:list>
                  <text:list-item>
                    <text:p>Runs that command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-Oriented Execution<text:line-break/><text:span text:style-name="T2">Running an MPI Program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heckrun(mpirun(mpi('post.exe'),all_ranks=True))</text:p>
                <text:list>
                  <text:list-item>
                    <text:p>Run post.exe on as many MPI ranks as possible.</text:p>
                  </text:list-item>
                </text:list>
              </text:list-item>
              <text:list-item>
                <text:p>openmp(exe('relocate.exe'),threads=16)</text:p>
                <text:list>
                  <text:list-item>
                    <text:p>Run relocate.exe on 16 OpenMP threads.</text:p>
                  </text:list-item>
                </text:list>
              </text:list-item>
              <text:list-item>
                <text:p>runstr(mpirun(mpi('mympi.exe')*32)|exe('myserial')['alg=bubblesort'])</text:p>
                <text:list>
                  <text:list-item>
                    <text:p>Run mympi.exe on 32 MPI ranks, and</text:p>
                  </text:list-item>
                  <text:list-item>
                    <text:p>pipe that into myserial with argument alg=bubbles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Grande" svg:font-family="LucidaGrande"/>
    <style:font-face style:name="Cambria" svg:font-family="Cambria" style:font-family-generic="roman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8T16:56:39.462192000</meta:creation-date>
    <dc:date>2016-01-18T17:17:16.254191000</dc:date>
    <meta:editing-duration>PT20M36S</meta:editing-duration>
    <meta:editing-cycles>2</meta:editing-cycles>
    <meta:generator>LibreOffice/5.0.4.2$MacOSX_X86_64 LibreOffice_project/2b9802c1994aa0b7dc6079e128979269cf95bc78</meta:generator>
    <meta:document-statistic meta:object-count="87"/>
  </office:meta>
</office:document-meta>
</file>